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c526" officeooo:paragraph-rsid="0008c526"/>
    </style:style>
    <style:style style:name="P2" style:family="paragraph" style:parent-style-name="Standard" style:list-style-name="L9">
      <style:text-properties officeooo:rsid="0008c526" officeooo:paragraph-rsid="0008c526"/>
    </style:style>
    <style:style style:name="P3" style:family="paragraph" style:parent-style-name="Standard">
      <style:text-properties fo:font-size="16pt" fo:font-weight="bold" officeooo:rsid="0008c526" officeooo:paragraph-rsid="0008c526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bold" officeooo:rsid="0008c526" officeooo:paragraph-rsid="0008c526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../../../../../../display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../../../../../../display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ing Calculator</text:p>
      <text:p text:style-name="P1"/>
      <text:p text:style-name="P1">The following is a TDD Kata- an exercise in coding, refactoring and test-first, that you should apply daily for at least 15 minutes (I do 30).</text:p>
      <text:p text:style-name="P1"/>
      <text:p text:style-name="P4">Before you start: </text:p>
      <text:p text:style-name="P1"/>
      <text:p text:style-name="P1"><text:s text:c="4"/>Try not to read ahead.</text:p>
      <text:p text:style-name="P1"><text:s text:c="4"/>Do one task at a time. The trick is to learn to work incrementally.</text:p>
      <text:p text:style-name="P1"><text:s text:c="4"/>Make sure you only test for correct inputs. there is no need to test for invalid inputs for this kata</text:p>
      <text:p text:style-name="P1"/>
      <text:p text:style-name="P4">String Calculator</text:p>
      <text:p text:style-name="P1"/>
      <text:list xml:id="list5623328329355580561" text:style-name="L9">
        <text:list-item>
          <text:p text:style-name="P2">Create a simple String calculator with a method int Add(string numbers)</text:p>
        </text:list-item>
        <text:list-item>
          <text:p text:style-name="P2"><text:s text:c="8"/>The method can take 0, 1 or 2 numbers, and will return their sum (for an empty string it will return 0) for example “” or “1” or “1,2”</text:p>
        </text:list-item>
        <text:list-item>
          <text:p text:style-name="P2"><text:s text:c="8"/>Start with the simplest test case of an empty string and move to 1 and two numbers</text:p>
        </text:list-item>
        <text:list-item>
          <text:p text:style-name="P2"><text:s text:c="8"/>Remember to solve things as simply as possible so that you force yourself to write tests you did not think about</text:p>
        </text:list-item>
        <text:list-item>
          <text:p text:style-name="P2"><text:s text:c="8"/>Remember to refactor after each passing test</text:p>
        </text:list-item>
        <text:list-item>
          <text:p text:style-name="P2"><text:s text:c="4"/>Allow the Add method to handle an unknown amount of numbers</text:p>
        </text:list-item>
        <text:list-item>
          <text:p text:style-name="P2"><text:s text:c="4"/>Allow the Add method to handle new lines between numbers (instead of commas).</text:p>
        </text:list-item>
        <text:list-item>
          <text:p text:style-name="P2"><text:s text:c="8"/>the following input is ok: <text:s/>“1\n2,3” <text:s/>(will equal 6)</text:p>
        </text:list-item>
        <text:list-item>
          <text:p text:style-name="P2"><text:s text:c="8"/>the following input is NOT ok: <text:s/>“1,\n” (not need to prove it - just clarifying)</text:p>
        </text:list-item>
        <text:list-item>
          <text:p text:style-name="P2"><text:s text:c="8"/>Support different delimiters</text:p>
        </text:list-item>
        <text:list-item>
          <text:p text:style-name="P2"><text:s text:c="8"/>to change a delimiter, the beginning of the string will contain a separate line that looks like this: <text:s text:c="2"/>“//[delimiter]\n[numbers…]” for example “//;\n1;2” should return three where the default delimiter is ‘;’ .</text:p>
        </text:list-item>
        <text:list-item>
          <text:p text:style-name="P2"><text:s text:c="8"/>the first line is optional. all existing scenarios should still be supported</text:p>
        </text:list-item>
        <text:list-item>
          <text:p text:style-name="P2"><text:s text:c="4"/>Calling Add with a negative number will throw an exception “negatives not allowed” - and the negative that was passed.if there are multiple negatives, show all of them in the exception message stop here if you are a beginner. Continue if you can finish the steps so far in less than 30 minutes.</text:p>
        </text:list-item>
        <text:list-item>
          <text:p text:style-name="P2"><text:s text:c="4"/>Numbers bigger than 1000 should be ignored, so adding 2 + 1001 <text:s/>= 2</text:p>
        </text:list-item>
        <text:list-item>
          <text:p text:style-name="P2"><text:s text:c="4"/>Delimiters can be of any length with the following format: <text:s/>“//[delimiter]\n” for example: “//[***]\n1***2***3” should return 6</text:p>
        </text:list-item>
        <text:list-item>
          <text:p text:style-name="P2"><text:s text:c="4"/>Allow multiple delimiters like this: <text:s/>“//[delim1][delim2]\n” for example “//[*][%]\n1*2%3” should return 6.</text:p>
        </text:list-item>
        <text:list-item>
          <text:p text:style-name="P2"><text:s text:c="4"/>make sure you can also handle multiple delimiters with length longer than one ch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9:45:52.415000000</meta:creation-date>
    <dc:date>2014-03-17T19:50:32.049000000</dc:date>
    <meta:editing-duration>P0D</meta:editing-duration>
    <meta:editing-cycles>1</meta:editing-cycles>
    <meta:document-statistic meta:table-count="0" meta:image-count="0" meta:object-count="0" meta:page-count="1" meta:paragraph-count="24" meta:word-count="379" meta:character-count="2240" meta:non-whitespace-character-count="1781"/>
    <meta:generator>LibreOffice/4.2.2.1$Windows_x86 LibreOffice_project/3be8cda0bddd8e430d8cda1ebfd581265cca5a0f</meta:generator>
  </office:meta>
</office:document-meta>
</file>